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8 Samples</text:p>
          </table:table-cell>
          <table:table-cell table:style-name="ce1" office:value-type="string">
            <text:p>1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25">
            <text:p>0,2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formula="of:=[.C9]/[.B9]" office:value-type="float" office:value="0.2">
            <text:p>0,2</text:p>
          </table:table-cell>
          <table:table-cell table:formula="of:=[.D9]/[.B9]" office:value-type="float" office:value="0.2">
            <text:p>0,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formula="of:=[.C10]/[.B10]" office:value-type="float" office:value="0.166666666666667">
            <text:p>0,17</text:p>
          </table:table-cell>
          <table:table-cell table:formula="of:=[.D10]/[.B10]" office:value-type="float" office:value="0.166666666666667">
            <text:p>0,1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formula="of:=[.C11]/[.B11]" office:value-type="float" office:value="0.142857142857143">
            <text:p>0,14</text:p>
          </table:table-cell>
          <table:table-cell table:formula="of:=[.D11]/[.B11]" office:value-type="float" office:value="0.142857142857143">
            <text:p>0,14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formula="of:=[.C12]/[.B12]" office:value-type="float" office:value="0.125">
            <text:p>0,13</text:p>
          </table:table-cell>
          <table:table-cell table:formula="of:=[.D12]/[.B12]" office:value-type="float" office:value="0.125">
            <text:p>0,13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1">
            <text:p>1</text:p>
          </table:table-cell>
          <table:table-cell table:formula="of:=[.C13]/[.B13]" office:value-type="float" office:value="0.111111111111111">
            <text:p>0,11</text:p>
          </table:table-cell>
          <table:table-cell table:formula="of:=[.D13]/[.B13]" office:value-type="float" office:value="0.111111111111111">
            <text:p>0,1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table:formula="of:=[.C14]/[.B14]" office:value-type="float" office:value="0.1">
            <text:p>0,1</text:p>
          </table:table-cell>
          <table:table-cell table:formula="of:=[.D14]/[.B14]" office:value-type="float" office:value="0.1">
            <text:p>0,1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formula="of:=[.C15]/[.B15]" office:value-type="float" office:value="0.0909090909090909">
            <text:p>0,09</text:p>
          </table:table-cell>
          <table:table-cell table:formula="of:=[.D15]/[.B15]" office:value-type="float" office:value="0.0909090909090909">
            <text:p>0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table:formula="of:=[.C16]/[.B16]" office:value-type="float" office:value="0.0833333333333333">
            <text:p>0,08</text:p>
          </table:table-cell>
          <table:table-cell table:formula="of:=[.D16]/[.B16]" office:value-type="float" office:value="0.0833333333333333">
            <text:p>0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1">
            <text:p>1</text:p>
          </table:table-cell>
          <table:table-cell table:formula="of:=[.C17]/[.B17]" office:value-type="float" office:value="0.0769230769230769">
            <text:p>0,08</text:p>
          </table:table-cell>
          <table:table-cell table:formula="of:=[.D17]/[.B17]" office:value-type="float" office:value="0.0769230769230769">
            <text:p>0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table:formula="of:=[.C18]/[.B18]" office:value-type="float" office:value="0.0714285714285714">
            <text:p>0,07</text:p>
          </table:table-cell>
          <table:table-cell table:formula="of:=[.D18]/[.B18]" office:value-type="float" office:value="0.0714285714285714">
            <text:p>0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table:formula="of:=[.C19]/[.B19]" office:value-type="float" office:value="0.0666666666666667">
            <text:p>0,07</text:p>
          </table:table-cell>
          <table:table-cell table:formula="of:=[.D19]/[.B19]" office:value-type="float" office:value="0.0666666666666667">
            <text:p>0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1">
            <text:p>1</text:p>
          </table:table-cell>
          <table:table-cell table:formula="of:=[.C20]/[.B20]" office:value-type="float" office:value="0.0625">
            <text:p>0,06</text:p>
          </table:table-cell>
          <table:table-cell table:formula="of:=[.D20]/[.B20]" office:value-type="float" office:value="0.0625">
            <text:p>0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1">
            <text:p>1</text:p>
          </table:table-cell>
          <table:table-cell table:formula="of:=[.C21]/[.B21]" office:value-type="float" office:value="0.0588235294117647">
            <text:p>0,06</text:p>
          </table:table-cell>
          <table:table-cell table:formula="of:=[.D21]/[.B21]" office:value-type="float" office:value="0.0588235294117647">
            <text:p>0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1">
            <text:p>1</text:p>
          </table:table-cell>
          <table:table-cell table:formula="of:=[.C22]/[.B22]" office:value-type="float" office:value="0.0555555555555556">
            <text:p>0,06</text:p>
          </table:table-cell>
          <table:table-cell table:formula="of:=[.D22]/[.B22]" office:value-type="float" office:value="0.0555555555555556">
            <text:p>0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1">
            <text:p>1</text:p>
          </table:table-cell>
          <table:table-cell table:formula="of:=[.C23]/[.B23]" office:value-type="float" office:value="0.0526315789473684">
            <text:p>0,05</text:p>
          </table:table-cell>
          <table:table-cell table:formula="of:=[.D23]/[.B23]" office:value-type="float" office:value="0.0526315789473684">
            <text:p>0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table:formula="of:=[.C24]/[.B24]" office:value-type="float" office:value="0.05">
            <text:p>0,05</text:p>
          </table:table-cell>
          <table:table-cell table:formula="of:=[.D24]/[.B24]" office:value-type="float" office:value="0.05">
            <text:p>0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">
            <text:p>1</text:p>
          </table:table-cell>
          <table:table-cell table:formula="of:=[.C25]/[.B25]" office:value-type="float" office:value="0.0476190476190476">
            <text:p>0,05</text:p>
          </table:table-cell>
          <table:table-cell table:formula="of:=[.D25]/[.B25]" office:value-type="float" office:value="0.0476190476190476">
            <text:p>0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table:formula="of:=[.C26]/[.B26]" office:value-type="float" office:value="0.0454545454545455">
            <text:p>0,05</text:p>
          </table:table-cell>
          <table:table-cell table:formula="of:=[.D26]/[.B26]" office:value-type="float" office:value="0.0454545454545455">
            <text:p>0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">
            <text:p>1</text:p>
          </table:table-cell>
          <table:table-cell table:formula="of:=[.C27]/[.B27]" office:value-type="float" office:value="0.0434782608695652">
            <text:p>0,04</text:p>
          </table:table-cell>
          <table:table-cell table:formula="of:=[.D27]/[.B27]" office:value-type="float" office:value="0.0434782608695652">
            <text:p>0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">
            <text:p>1</text:p>
          </table:table-cell>
          <table:table-cell table:formula="of:=[.C28]/[.B28]" office:value-type="float" office:value="0.0416666666666667">
            <text:p>0,04</text:p>
          </table:table-cell>
          <table:table-cell table:formula="of:=[.D28]/[.B28]" office:value-type="float" office:value="0.0416666666666667">
            <text:p>0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table:formula="of:=[.C29]/[.B29]" office:value-type="float" office:value="0.04">
            <text:p>0,04</text:p>
          </table:table-cell>
          <table:table-cell table:formula="of:=[.D29]/[.B29]" office:value-type="float" office:value="0.04">
            <text:p>0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">
            <text:p>1</text:p>
          </table:table-cell>
          <table:table-cell table:formula="of:=[.C30]/[.B30]" office:value-type="float" office:value="0.0384615384615385">
            <text:p>0,04</text:p>
          </table:table-cell>
          <table:table-cell table:formula="of:=[.D30]/[.B30]" office:value-type="float" office:value="0.0384615384615385">
            <text:p>0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">
            <text:p>1</text:p>
          </table:table-cell>
          <table:table-cell table:formula="of:=[.C31]/[.B31]" office:value-type="float" office:value="0.037037037037037">
            <text:p>0,04</text:p>
          </table:table-cell>
          <table:table-cell table:formula="of:=[.D31]/[.B31]" office:value-type="float" office:value="0.037037037037037">
            <text:p>0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">
            <text:p>1</text:p>
          </table:table-cell>
          <table:table-cell table:formula="of:=[.C32]/[.B32]" office:value-type="float" office:value="0.0357142857142857">
            <text:p>0,04</text:p>
          </table:table-cell>
          <table:table-cell table:formula="of:=[.D32]/[.B32]" office:value-type="float" office:value="0.0357142857142857">
            <text:p>0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">
            <text:p>1</text:p>
          </table:table-cell>
          <table:table-cell table:formula="of:=[.C33]/[.B33]" office:value-type="float" office:value="0.0344827586206897">
            <text:p>0,03</text:p>
          </table:table-cell>
          <table:table-cell table:formula="of:=[.D33]/[.B33]" office:value-type="float" office:value="0.0344827586206897">
            <text:p>0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formula="of:=[.C34]/[.B34]" office:value-type="float" office:value="0.0333333333333333">
            <text:p>0,03</text:p>
          </table:table-cell>
          <table:table-cell table:formula="of:=[.D34]/[.B34]" office:value-type="float" office:value="0.0333333333333333">
            <text:p>0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table:formula="of:=[.C35]/[.B35]" office:value-type="float" office:value="0.032258064516129">
            <text:p>0,03</text:p>
          </table:table-cell>
          <table:table-cell table:formula="of:=[.D35]/[.B35]" office:value-type="float" office:value="0.032258064516129">
            <text:p>0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table:formula="of:=[.C36]/[.B36]" office:value-type="float" office:value="0.03125">
            <text:p>0,03</text:p>
          </table:table-cell>
          <table:table-cell table:formula="of:=[.D36]/[.B36]" office:value-type="float" office:value="0.03125">
            <text:p>0,03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">
            <text:p>1</text:p>
          </table:table-cell>
          <table:table-cell table:formula="of:=[.C37]/[.B37]" office:value-type="float" office:value="0.0303030303030303">
            <text:p>0,03</text:p>
          </table:table-cell>
          <table:table-cell table:formula="of:=[.D37]/[.B37]" office:value-type="float" office:value="0.0303030303030303">
            <text:p>0,03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table:formula="of:=[.C38]/[.B38]" office:value-type="float" office:value="0.0294117647058823">
            <text:p>0,03</text:p>
          </table:table-cell>
          <table:table-cell table:formula="of:=[.D38]/[.B38]" office:value-type="float" office:value="0.0294117647058823">
            <text:p>0,03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table:formula="of:=[.C39]/[.B39]" office:value-type="float" office:value="0.0285714285714286">
            <text:p>0,03</text:p>
          </table:table-cell>
          <table:table-cell table:formula="of:=[.D39]/[.B39]" office:value-type="float" office:value="0.0285714285714286">
            <text:p>0,03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">
            <text:p>1</text:p>
          </table:table-cell>
          <table:table-cell table:formula="of:=[.C40]/[.B40]" office:value-type="float" office:value="0.0277777777777778">
            <text:p>0,03</text:p>
          </table:table-cell>
          <table:table-cell table:formula="of:=[.D40]/[.B40]" office:value-type="float" office:value="0.0277777777777778">
            <text:p>0,03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">
            <text:p>1</text:p>
          </table:table-cell>
          <table:table-cell table:formula="of:=[.C41]/[.B41]" office:value-type="float" office:value="0.027027027027027">
            <text:p>0,03</text:p>
          </table:table-cell>
          <table:table-cell table:formula="of:=[.D41]/[.B41]" office:value-type="float" office:value="0.027027027027027">
            <text:p>0,03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">
            <text:p>1</text:p>
          </table:table-cell>
          <table:table-cell table:formula="of:=[.C42]/[.B42]" office:value-type="float" office:value="0.0263157894736842">
            <text:p>0,03</text:p>
          </table:table-cell>
          <table:table-cell table:formula="of:=[.D42]/[.B42]" office:value-type="float" office:value="0.0263157894736842">
            <text:p>0,03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">
            <text:p>1</text:p>
          </table:table-cell>
          <table:table-cell table:formula="of:=[.C43]/[.B43]" office:value-type="float" office:value="0.0256410256410256">
            <text:p>0,03</text:p>
          </table:table-cell>
          <table:table-cell table:formula="of:=[.D43]/[.B43]" office:value-type="float" office:value="0.0256410256410256">
            <text:p>0,03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1">
            <text:p>1</text:p>
          </table:table-cell>
          <table:table-cell table:formula="of:=[.C44]/[.B44]" office:value-type="float" office:value="0.025">
            <text:p>0,03</text:p>
          </table:table-cell>
          <table:table-cell table:formula="of:=[.D44]/[.B44]" office:value-type="float" office:value="0.025">
            <text:p>0,03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1">
            <text:p>1</text:p>
          </table:table-cell>
          <table:table-cell table:formula="of:=[.C45]/[.B45]" office:value-type="float" office:value="0.024390243902439">
            <text:p>0,02</text:p>
          </table:table-cell>
          <table:table-cell table:formula="of:=[.D45]/[.B45]" office:value-type="float" office:value="0.024390243902439">
            <text:p>0,02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1">
            <text:p>1</text:p>
          </table:table-cell>
          <table:table-cell table:formula="of:=[.C46]/[.B46]" office:value-type="float" office:value="0.0238095238095238">
            <text:p>0,02</text:p>
          </table:table-cell>
          <table:table-cell table:formula="of:=[.D46]/[.B46]" office:value-type="float" office:value="0.0238095238095238">
            <text:p>0,02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1">
            <text:p>1</text:p>
          </table:table-cell>
          <table:table-cell table:formula="of:=[.C47]/[.B47]" office:value-type="float" office:value="0.0232558139534884">
            <text:p>0,02</text:p>
          </table:table-cell>
          <table:table-cell table:formula="of:=[.D47]/[.B47]" office:value-type="float" office:value="0.0232558139534884">
            <text:p>0,02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1">
            <text:p>1</text:p>
          </table:table-cell>
          <table:table-cell table:formula="of:=[.C48]/[.B48]" office:value-type="float" office:value="0.0227272727272727">
            <text:p>0,02</text:p>
          </table:table-cell>
          <table:table-cell table:formula="of:=[.D48]/[.B48]" office:value-type="float" office:value="0.0227272727272727">
            <text:p>0,02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1">
            <text:p>1</text:p>
          </table:table-cell>
          <table:table-cell table:formula="of:=[.C49]/[.B49]" office:value-type="float" office:value="0.0222222222222222">
            <text:p>0,02</text:p>
          </table:table-cell>
          <table:table-cell table:formula="of:=[.D49]/[.B49]" office:value-type="float" office:value="0.0222222222222222">
            <text:p>0,02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1">
            <text:p>1</text:p>
          </table:table-cell>
          <table:table-cell table:formula="of:=[.C50]/[.B50]" office:value-type="float" office:value="0.0217391304347826">
            <text:p>0,02</text:p>
          </table:table-cell>
          <table:table-cell table:formula="of:=[.D50]/[.B50]" office:value-type="float" office:value="0.0217391304347826">
            <text:p>0,02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1">
            <text:p>1</text:p>
          </table:table-cell>
          <table:table-cell table:formula="of:=[.C51]/[.B51]" office:value-type="float" office:value="0.0212765957446808">
            <text:p>0,02</text:p>
          </table:table-cell>
          <table:table-cell table:formula="of:=[.D51]/[.B51]" office:value-type="float" office:value="0.0212765957446808">
            <text:p>0,02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1">
            <text:p>1</text:p>
          </table:table-cell>
          <table:table-cell table:formula="of:=[.C52]/[.B52]" office:value-type="float" office:value="0.0208333333333333">
            <text:p>0,02</text:p>
          </table:table-cell>
          <table:table-cell table:formula="of:=[.D52]/[.B52]" office:value-type="float" office:value="0.0208333333333333">
            <text:p>0,02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1">
            <text:p>1</text:p>
          </table:table-cell>
          <table:table-cell table:formula="of:=[.C53]/[.B53]" office:value-type="float" office:value="0.0204081632653061">
            <text:p>0,02</text:p>
          </table:table-cell>
          <table:table-cell table:formula="of:=[.D53]/[.B53]" office:value-type="float" office:value="0.0204081632653061">
            <text:p>0,02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1">
            <text:p>1</text:p>
          </table:table-cell>
          <table:table-cell table:formula="of:=[.C54]/[.B54]" office:value-type="float" office:value="0.02">
            <text:p>0,02</text:p>
          </table:table-cell>
          <table:table-cell table:formula="of:=[.D54]/[.B54]" office:value-type="float" office:value="0.02">
            <text:p>0,02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1">
            <text:p>1</text:p>
          </table:table-cell>
          <table:table-cell table:formula="of:=[.C55]/[.B55]" office:value-type="float" office:value="0.0196078431372549">
            <text:p>0,02</text:p>
          </table:table-cell>
          <table:table-cell table:formula="of:=[.D55]/[.B55]" office:value-type="float" office:value="0.0196078431372549">
            <text:p>0,02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1">
            <text:p>1</text:p>
          </table:table-cell>
          <table:table-cell table:formula="of:=[.C56]/[.B56]" office:value-type="float" office:value="0.0192307692307692">
            <text:p>0,02</text:p>
          </table:table-cell>
          <table:table-cell table:formula="of:=[.D56]/[.B56]" office:value-type="float" office:value="0.0192307692307692">
            <text:p>0,02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1">
            <text:p>1</text:p>
          </table:table-cell>
          <table:table-cell table:formula="of:=[.C57]/[.B57]" office:value-type="float" office:value="0.0188679245283019">
            <text:p>0,02</text:p>
          </table:table-cell>
          <table:table-cell table:formula="of:=[.D57]/[.B57]" office:value-type="float" office:value="0.0188679245283019">
            <text:p>0,02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1">
            <text:p>1</text:p>
          </table:table-cell>
          <table:table-cell table:formula="of:=[.C58]/[.B58]" office:value-type="float" office:value="0.0185185185185185">
            <text:p>0,02</text:p>
          </table:table-cell>
          <table:table-cell table:formula="of:=[.D58]/[.B58]" office:value-type="float" office:value="0.0185185185185185">
            <text:p>0,02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1">
            <text:p>1</text:p>
          </table:table-cell>
          <table:table-cell table:formula="of:=[.C59]/[.B59]" office:value-type="float" office:value="0.0181818181818182">
            <text:p>0,02</text:p>
          </table:table-cell>
          <table:table-cell table:formula="of:=[.D59]/[.B59]" office:value-type="float" office:value="0.0181818181818182">
            <text:p>0,02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1">
            <text:p>1</text:p>
          </table:table-cell>
          <table:table-cell table:formula="of:=[.C60]/[.B60]" office:value-type="float" office:value="0.0178571428571429">
            <text:p>0,02</text:p>
          </table:table-cell>
          <table:table-cell table:formula="of:=[.D60]/[.B60]" office:value-type="float" office:value="0.0178571428571429">
            <text:p>0,02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1">
            <text:p>1</text:p>
          </table:table-cell>
          <table:table-cell table:formula="of:=[.C61]/[.B61]" office:value-type="float" office:value="0.0175438596491228">
            <text:p>0,02</text:p>
          </table:table-cell>
          <table:table-cell table:formula="of:=[.D61]/[.B61]" office:value-type="float" office:value="0.0175438596491228">
            <text:p>0,02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1">
            <text:p>1</text:p>
          </table:table-cell>
          <table:table-cell table:formula="of:=[.C62]/[.B62]" office:value-type="float" office:value="0.0172413793103448">
            <text:p>0,02</text:p>
          </table:table-cell>
          <table:table-cell table:formula="of:=[.D62]/[.B62]" office:value-type="float" office:value="0.0172413793103448">
            <text:p>0,02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1">
            <text:p>1</text:p>
          </table:table-cell>
          <table:table-cell table:formula="of:=[.C63]/[.B63]" office:value-type="float" office:value="0.0169491525423729">
            <text:p>0,02</text:p>
          </table:table-cell>
          <table:table-cell table:formula="of:=[.D63]/[.B63]" office:value-type="float" office:value="0.0169491525423729">
            <text:p>0,02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formula="of:=[.C64]/[.B64]" office:value-type="float" office:value="0.0166666666666667">
            <text:p>0,02</text:p>
          </table:table-cell>
          <table:table-cell table:formula="of:=[.D64]/[.B64]" office:value-type="float" office:value="0.0166666666666667">
            <text:p>0,02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1">
            <text:p>1</text:p>
          </table:table-cell>
          <table:table-cell table:formula="of:=[.C65]/[.B65]" office:value-type="float" office:value="0.0163934426229508">
            <text:p>0,02</text:p>
          </table:table-cell>
          <table:table-cell table:formula="of:=[.D65]/[.B65]" office:value-type="float" office:value="0.0163934426229508">
            <text:p>0,02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1">
            <text:p>1</text:p>
          </table:table-cell>
          <table:table-cell table:formula="of:=[.C66]/[.B66]" office:value-type="float" office:value="0.0161290322580645">
            <text:p>0,02</text:p>
          </table:table-cell>
          <table:table-cell table:formula="of:=[.D66]/[.B66]" office:value-type="float" office:value="0.0161290322580645">
            <text:p>0,02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table:formula="of:=[.C67]/[.B67]" office:value-type="float" office:value="0.0158730158730159">
            <text:p>0,02</text:p>
          </table:table-cell>
          <table:table-cell table:formula="of:=[.D67]/[.B67]" office:value-type="float" office:value="0.0158730158730159">
            <text:p>0,02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1">
            <text:p>1</text:p>
          </table:table-cell>
          <table:table-cell table:formula="of:=[.C68]/[.B68]" office:value-type="float" office:value="0.015625">
            <text:p>0,02</text:p>
          </table:table-cell>
          <table:table-cell table:formula="of:=[.D68]/[.B68]" office:value-type="float" office:value="0.015625">
            <text:p>0,02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1">
            <text:p>1</text:p>
          </table:table-cell>
          <table:table-cell table:formula="of:=[.C69]/[.B69]" office:value-type="float" office:value="0.0153846153846154">
            <text:p>0,02</text:p>
          </table:table-cell>
          <table:table-cell table:formula="of:=[.D69]/[.B69]" office:value-type="float" office:value="0.0153846153846154">
            <text:p>0,02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1">
            <text:p>1</text:p>
          </table:table-cell>
          <table:table-cell table:formula="of:=[.C70]/[.B70]" office:value-type="float" office:value="0.0151515151515152">
            <text:p>0,02</text:p>
          </table:table-cell>
          <table:table-cell table:formula="of:=[.D70]/[.B70]" office:value-type="float" office:value="0.0151515151515152">
            <text:p>0,02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1">
            <text:p>1</text:p>
          </table:table-cell>
          <table:table-cell table:formula="of:=[.C71]/[.B71]" office:value-type="float" office:value="0.0149253731343284">
            <text:p>0,01</text:p>
          </table:table-cell>
          <table:table-cell table:formula="of:=[.D71]/[.B71]" office:value-type="float" office:value="0.0149253731343284">
            <text:p>0,01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1">
            <text:p>1</text:p>
          </table:table-cell>
          <table:table-cell table:formula="of:=[.C72]/[.B72]" office:value-type="float" office:value="0.0147058823529412">
            <text:p>0,01</text:p>
          </table:table-cell>
          <table:table-cell table:formula="of:=[.D72]/[.B72]" office:value-type="float" office:value="0.0147058823529412">
            <text:p>0,01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1">
            <text:p>1</text:p>
          </table:table-cell>
          <table:table-cell table:formula="of:=[.C73]/[.B73]" office:value-type="float" office:value="0.0144927536231884">
            <text:p>0,01</text:p>
          </table:table-cell>
          <table:table-cell table:formula="of:=[.D73]/[.B73]" office:value-type="float" office:value="0.0144927536231884">
            <text:p>0,01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1">
            <text:p>1</text:p>
          </table:table-cell>
          <table:table-cell table:formula="of:=[.C74]/[.B74]" office:value-type="float" office:value="0.0142857142857143">
            <text:p>0,01</text:p>
          </table:table-cell>
          <table:table-cell table:formula="of:=[.D74]/[.B74]" office:value-type="float" office:value="0.0142857142857143">
            <text:p>0,01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1">
            <text:p>1</text:p>
          </table:table-cell>
          <table:table-cell table:formula="of:=[.C75]/[.B75]" office:value-type="float" office:value="0.0140845070422535">
            <text:p>0,01</text:p>
          </table:table-cell>
          <table:table-cell table:formula="of:=[.D75]/[.B75]" office:value-type="float" office:value="0.0140845070422535">
            <text:p>0,01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1">
            <text:p>1</text:p>
          </table:table-cell>
          <table:table-cell table:formula="of:=[.C76]/[.B76]" office:value-type="float" office:value="0.0138888888888889">
            <text:p>0,01</text:p>
          </table:table-cell>
          <table:table-cell table:formula="of:=[.D76]/[.B76]" office:value-type="float" office:value="0.0138888888888889">
            <text:p>0,01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1">
            <text:p>1</text:p>
          </table:table-cell>
          <table:table-cell table:formula="of:=[.C77]/[.B77]" office:value-type="float" office:value="0.0136986301369863">
            <text:p>0,01</text:p>
          </table:table-cell>
          <table:table-cell table:formula="of:=[.D77]/[.B77]" office:value-type="float" office:value="0.0136986301369863">
            <text:p>0,01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1">
            <text:p>1</text:p>
          </table:table-cell>
          <table:table-cell table:formula="of:=[.C78]/[.B78]" office:value-type="float" office:value="0.0135135135135135">
            <text:p>0,01</text:p>
          </table:table-cell>
          <table:table-cell table:formula="of:=[.D78]/[.B78]" office:value-type="float" office:value="0.0135135135135135">
            <text:p>0,01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table:formula="of:=[.C79]/[.B79]" office:value-type="float" office:value="0.0133333333333333">
            <text:p>0,01</text:p>
          </table:table-cell>
          <table:table-cell table:formula="of:=[.D79]/[.B79]" office:value-type="float" office:value="0.0133333333333333">
            <text:p>0,01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1">
            <text:p>1</text:p>
          </table:table-cell>
          <table:table-cell table:formula="of:=[.C80]/[.B80]" office:value-type="float" office:value="0.0131578947368421">
            <text:p>0,01</text:p>
          </table:table-cell>
          <table:table-cell table:formula="of:=[.D80]/[.B80]" office:value-type="float" office:value="0.0131578947368421">
            <text:p>0,01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1">
            <text:p>1</text:p>
          </table:table-cell>
          <table:table-cell table:formula="of:=[.C81]/[.B81]" office:value-type="float" office:value="0.012987012987013">
            <text:p>0,01</text:p>
          </table:table-cell>
          <table:table-cell table:formula="of:=[.D81]/[.B81]" office:value-type="float" office:value="0.012987012987013">
            <text:p>0,01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1">
            <text:p>1</text:p>
          </table:table-cell>
          <table:table-cell table:formula="of:=[.C82]/[.B82]" office:value-type="float" office:value="0.0128205128205128">
            <text:p>0,01</text:p>
          </table:table-cell>
          <table:table-cell table:formula="of:=[.D82]/[.B82]" office:value-type="float" office:value="0.0128205128205128">
            <text:p>0,01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1">
            <text:p>1</text:p>
          </table:table-cell>
          <table:table-cell table:formula="of:=[.C83]/[.B83]" office:value-type="float" office:value="0.0126582278481013">
            <text:p>0,01</text:p>
          </table:table-cell>
          <table:table-cell table:formula="of:=[.D83]/[.B83]" office:value-type="float" office:value="0.0126582278481013">
            <text:p>0,01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1">
            <text:p>1</text:p>
          </table:table-cell>
          <table:table-cell table:formula="of:=[.C84]/[.B84]" office:value-type="float" office:value="0.0125">
            <text:p>0,01</text:p>
          </table:table-cell>
          <table:table-cell table:formula="of:=[.D84]/[.B84]" office:value-type="float" office:value="0.0125">
            <text:p>0,01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1">
            <text:p>1</text:p>
          </table:table-cell>
          <table:table-cell table:formula="of:=[.C85]/[.B85]" office:value-type="float" office:value="0.0123456790123457">
            <text:p>0,01</text:p>
          </table:table-cell>
          <table:table-cell table:formula="of:=[.D85]/[.B85]" office:value-type="float" office:value="0.0123456790123457">
            <text:p>0,01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1">
            <text:p>1</text:p>
          </table:table-cell>
          <table:table-cell table:formula="of:=[.C86]/[.B86]" office:value-type="float" office:value="0.0121951219512195">
            <text:p>0,01</text:p>
          </table:table-cell>
          <table:table-cell table:formula="of:=[.D86]/[.B86]" office:value-type="float" office:value="0.0121951219512195">
            <text:p>0,01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1">
            <text:p>1</text:p>
          </table:table-cell>
          <table:table-cell table:formula="of:=[.C87]/[.B87]" office:value-type="float" office:value="0.0120481927710843">
            <text:p>0,01</text:p>
          </table:table-cell>
          <table:table-cell table:formula="of:=[.D87]/[.B87]" office:value-type="float" office:value="0.0120481927710843">
            <text:p>0,01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1">
            <text:p>1</text:p>
          </table:table-cell>
          <table:table-cell table:formula="of:=[.C88]/[.B88]" office:value-type="float" office:value="0.0119047619047619">
            <text:p>0,01</text:p>
          </table:table-cell>
          <table:table-cell table:formula="of:=[.D88]/[.B88]" office:value-type="float" office:value="0.0119047619047619">
            <text:p>0,01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1">
            <text:p>1</text:p>
          </table:table-cell>
          <table:table-cell table:formula="of:=[.C89]/[.B89]" office:value-type="float" office:value="0.0117647058823529">
            <text:p>0,01</text:p>
          </table:table-cell>
          <table:table-cell table:formula="of:=[.D89]/[.B89]" office:value-type="float" office:value="0.0117647058823529">
            <text:p>0,01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1">
            <text:p>1</text:p>
          </table:table-cell>
          <table:table-cell table:formula="of:=[.C90]/[.B90]" office:value-type="float" office:value="0.0116279069767442">
            <text:p>0,01</text:p>
          </table:table-cell>
          <table:table-cell table:formula="of:=[.D90]/[.B90]" office:value-type="float" office:value="0.0116279069767442">
            <text:p>0,01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1">
            <text:p>1</text:p>
          </table:table-cell>
          <table:table-cell table:formula="of:=[.C91]/[.B91]" office:value-type="float" office:value="0.0114942528735632">
            <text:p>0,01</text:p>
          </table:table-cell>
          <table:table-cell table:formula="of:=[.D91]/[.B91]" office:value-type="float" office:value="0.0114942528735632">
            <text:p>0,01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1">
            <text:p>1</text:p>
          </table:table-cell>
          <table:table-cell table:formula="of:=[.C92]/[.B92]" office:value-type="float" office:value="0.0113636363636364">
            <text:p>0,01</text:p>
          </table:table-cell>
          <table:table-cell table:formula="of:=[.D92]/[.B92]" office:value-type="float" office:value="0.0113636363636364">
            <text:p>0,01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1">
            <text:p>1</text:p>
          </table:table-cell>
          <table:table-cell table:formula="of:=[.C93]/[.B93]" office:value-type="float" office:value="0.0112359550561798">
            <text:p>0,01</text:p>
          </table:table-cell>
          <table:table-cell table:formula="of:=[.D93]/[.B93]" office:value-type="float" office:value="0.0112359550561798">
            <text:p>0,01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table:formula="of:=[.C94]/[.B94]" office:value-type="float" office:value="0.0111111111111111">
            <text:p>0,01</text:p>
          </table:table-cell>
          <table:table-cell table:formula="of:=[.D94]/[.B94]" office:value-type="float" office:value="0.0111111111111111">
            <text:p>0,01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1">
            <text:p>1</text:p>
          </table:table-cell>
          <table:table-cell table:formula="of:=[.C95]/[.B95]" office:value-type="float" office:value="0.010989010989011">
            <text:p>0,01</text:p>
          </table:table-cell>
          <table:table-cell table:formula="of:=[.D95]/[.B95]" office:value-type="float" office:value="0.010989010989011">
            <text:p>0,01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1">
            <text:p>1</text:p>
          </table:table-cell>
          <table:table-cell table:formula="of:=[.C96]/[.B96]" office:value-type="float" office:value="0.0108695652173913">
            <text:p>0,01</text:p>
          </table:table-cell>
          <table:table-cell table:formula="of:=[.D96]/[.B96]" office:value-type="float" office:value="0.0108695652173913">
            <text:p>0,01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1">
            <text:p>1</text:p>
          </table:table-cell>
          <table:table-cell table:formula="of:=[.C97]/[.B97]" office:value-type="float" office:value="0.010752688172043">
            <text:p>0,01</text:p>
          </table:table-cell>
          <table:table-cell table:formula="of:=[.D97]/[.B97]" office:value-type="float" office:value="0.010752688172043">
            <text:p>0,01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1">
            <text:p>1</text:p>
          </table:table-cell>
          <table:table-cell table:formula="of:=[.C98]/[.B98]" office:value-type="float" office:value="0.0106382978723404">
            <text:p>0,01</text:p>
          </table:table-cell>
          <table:table-cell table:formula="of:=[.D98]/[.B98]" office:value-type="float" office:value="0.0106382978723404">
            <text:p>0,01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1">
            <text:p>1</text:p>
          </table:table-cell>
          <table:table-cell table:formula="of:=[.C99]/[.B99]" office:value-type="float" office:value="0.0105263157894737">
            <text:p>0,01</text:p>
          </table:table-cell>
          <table:table-cell table:formula="of:=[.D99]/[.B99]" office:value-type="float" office:value="0.0105263157894737">
            <text:p>0,01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1">
            <text:p>1</text:p>
          </table:table-cell>
          <table:table-cell table:formula="of:=[.C100]/[.B100]" office:value-type="float" office:value="0.0104166666666667">
            <text:p>0,01</text:p>
          </table:table-cell>
          <table:table-cell table:formula="of:=[.D100]/[.B100]" office:value-type="float" office:value="0.0104166666666667">
            <text:p>0,01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1">
            <text:p>1</text:p>
          </table:table-cell>
          <table:table-cell table:formula="of:=[.C101]/[.B101]" office:value-type="float" office:value="0.0103092783505155">
            <text:p>0,01</text:p>
          </table:table-cell>
          <table:table-cell table:formula="of:=[.D101]/[.B101]" office:value-type="float" office:value="0.0103092783505155">
            <text:p>0,01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1">
            <text:p>1</text:p>
          </table:table-cell>
          <table:table-cell table:formula="of:=[.C102]/[.B102]" office:value-type="float" office:value="0.0102040816326531">
            <text:p>0,01</text:p>
          </table:table-cell>
          <table:table-cell table:formula="of:=[.D102]/[.B102]" office:value-type="float" office:value="0.0102040816326531">
            <text:p>0,01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1">
            <text:p>1</text:p>
          </table:table-cell>
          <table:table-cell table:formula="of:=[.C103]/[.B103]" office:value-type="float" office:value="0.0101010101010101">
            <text:p>0,01</text:p>
          </table:table-cell>
          <table:table-cell table:formula="of:=[.D103]/[.B103]" office:value-type="float" office:value="0.0101010101010101">
            <text:p>0,01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table:formula="of:=[.C104]/[.B104]" office:value-type="float" office:value="0.01">
            <text:p>0,01</text:p>
          </table:table-cell>
          <table:table-cell table:formula="of:=[.D104]/[.B104]" office:value-type="float" office:value="0.01">
            <text:p>0,01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0518737751763962">
            <text:p>0,05</text:p>
          </table:table-cell>
          <table:table-cell table:style-name="ce4" table:formula="of:=SUM([.F5:.F104])/100" office:value-type="float" office:value="0.0518737751763962">
            <text:p>0,05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19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8M52S</meta:editing-duration>
    <meta:editing-cycles>91</meta:editing-cycles>
    <meta:generator>OpenOffice.org/3.4.1$Win32 OpenOffice.org_project/341m1$Build-9593</meta:generator>
    <dc:date>2013-05-02T19:15:46.83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